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rsonal Statement – Alex Jones</text:p>
      <text:p text:style-name="Standard">My contribution –</text:p>
      <text:p text:style-name="P1">Initially Charles and I were tasked to understand SDL and begin work on the graphical side of the project. Charles focused on animation and aesthetics while I focused the player interaction with the game. The player actions were controlled using 4 buttons at the bottom of the screen, three for attack selection and one to confirm the player’s choice. To create the appearance of a button I created a rectangular area on the screen which detected a mouse click within it. An image was position over the same area, upon the mouse being clicked the button image would toggle and a value would be given to the logic of the game to process the player choice.</text:p>
      <text:p text:style-name="P1">After this task was the first instance where separate aspects of the game needed to be integrated together. Liam and I worked on integrating the game logic with the player interaction. This involved working out the dependencies of the involved modules and altering current work and our makefile.</text:p>
      <text:p text:style-name="P1">The rest of the work I did was odd jobs such as finding ways for the game to close at any time the user desired and helping Jack make the game cleaner and easier to play.</text:p>
      <text:p text:style-name="P1">What I learned –</text:p>
      <text:p text:style-name="P1">This project was my first group project of this size other than my final year project during my undergraduate which was done in pairs. One thing I learnt was that some apps and software are extremely useful when working in groups, github made sharing our work and ensuring we weren’t doing the same piece of work as someone else very easy. This was evident when the members not uploadin<text:bookmark text:name="_GoBack"/>g to github ran into this issue. I also like the use of whatsapp to discuss issues and to organise proper meetings. I also learned that pair programming with someone avoids a remarkable number of errors, the person watching doesn’t usually let silly mistakes slip past both people, also it takes a lot less time to find solutions to problems and keeps both people motivated on the work. I would definitely recommend this technique to others considering a group software development proj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Jones</meta:initial-creator>
    <dc:creator>Alex Jones</dc:creator>
    <meta:editing-cycles>1</meta:editing-cycles>
    <meta:creation-date>2016-01-25T16:44:00</meta:creation-date>
    <dc:date>2016-01-25T16:45:00</dc:date>
    <meta:editing-duration>PT1S</meta:editing-duration>
    <meta:generator>LibreOffice/4.3.7.2$Linux_X86_64 LibreOffice_project/430$Build-2</meta:generator>
    <meta:document-statistic meta:table-count="0" meta:image-count="0" meta:object-count="0" meta:page-count="1" meta:paragraph-count="7" meta:word-count="359" meta:character-count="2060" meta:non-whitespace-character-count="170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